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Ej3-B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Min Zq = 0.4A + 0.2B</text:p>
          </table:table-cell>
          <table:table-cell office:value-type="string" table:style-name="ce1">
            <text:p>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0" table:formula="of:=0.4*[.C2]+0.2*[.D2]" table:style-name="ce2">
            <text:p>10.00</text:p>
          </table:table-cell>
          <table:table-cell office:value-type="float" office:value="20" table:style-name="ce2">
            <text:p>20.00</text:p>
          </table:table-cell>
          <table:table-cell office:value-type="float" office:value="10" table:style-name="ce2">
            <text:p>10.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&gt;= B</text:p>
          </table:table-cell>
          <table:table-cell office:value-type="float" office:value="20" table:formula="of:=[.C2]" table:style-name="ce2">
            <text:p>20.00</text:p>
          </table:table-cell>
          <table:table-cell office:value-type="float" office:value="10" table:formula="of:=[.D2]" table:style-name="ce2">
            <text:p>10.0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A – B &gt;= 10</text:p>
          </table:table-cell>
          <table:table-cell office:value-type="float" office:value="10" table:formula="of:=[.C2]-[.D2]" table:style-name="ce2">
            <text:p>10.00</text:p>
          </table:table-cell>
          <table:table-cell office:value-type="float" office:value="10" table:style-name="ce2">
            <text:p>10.0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A – B &lt;= 30</text:p>
          </table:table-cell>
          <table:table-cell office:value-type="float" office:value="10" table:formula="of:=[.C2]-[.D2]" table:style-name="ce2">
            <text:p>10.00</text:p>
          </table:table-cell>
          <table:table-cell office:value-type="float" office:value="30" table:style-name="ce2">
            <text:p>30.0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B &gt;= 10</text:p>
          </table:table-cell>
          <table:table-cell office:value-type="float" office:value="10" table:formula="of:=[.D2]" table:style-name="ce2">
            <text:p>10.00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 &lt;= 30</text:p>
          </table:table-cell>
          <table:table-cell office:value-type="float" office:value="10" table:formula="of:=[.D2]" table:style-name="ce2">
            <text:p>10.00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4" table:style-name="ro1">
          <table:table-cell table:style-name="ce1"/>
          <table:table-cell table:number-columns-repeated="3" table:style-name="ce2"/>
          <table:table-cell table:number-columns-repeated="16380"/>
        </table:table-row>
        <table:table-row table:number-rows-repeated="2"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number-rows-repeated="1048561" table:style-name="ro2">
          <table:table-cell table:number-columns-repeated="16384"/>
        </table:table-row>
        <table:named-expressions>
          <table:named-range table:name="solver_adj" table:cell-range-address="Ej3-B.$C$2:Ej3-B.$D$2" table:base-cell-address="Ej3-B.$A$1"/>
          <table:named-expression table:name="solver_cvg" table:expression="of:=0.0001" table:base-cell-address="Ej3-B.$A$1"/>
          <table:named-expression table:name="solver_drv" table:expression="of:=2" table:base-cell-address="Ej3-B.$A$1"/>
          <table:named-expression table:name="solver_eng" table:expression="of:=1" table:base-cell-address="Ej3-B.$A$1"/>
          <table:named-expression table:name="solver_est" table:expression="of:=1" table:base-cell-address="Ej3-B.$A$1"/>
          <table:named-expression table:name="solver_itr" table:expression="of:=2147483647" table:base-cell-address="Ej3-B.$A$1"/>
          <table:named-range table:name="solver_lhs1" table:cell-range-address="Ej3-B.$B$3" table:base-cell-address="Ej3-B.$A$1"/>
          <table:named-range table:name="solver_lhs2" table:cell-range-address="Ej3-B.$B$4" table:base-cell-address="Ej3-B.$A$1"/>
          <table:named-range table:name="solver_lhs3" table:cell-range-address="Ej3-B.$B$5" table:base-cell-address="Ej3-B.$A$1"/>
          <table:named-expression table:name="solver_mip" table:expression="of:=2147483647" table:base-cell-address="Ej3-B.$A$1"/>
          <table:named-expression table:name="solver_mni" table:expression="of:=30" table:base-cell-address="Ej3-B.$A$1"/>
          <table:named-expression table:name="solver_mrt" table:expression="of:=0.075" table:base-cell-address="Ej3-B.$A$1"/>
          <table:named-expression table:name="solver_msl" table:expression="of:=2" table:base-cell-address="Ej3-B.$A$1"/>
          <table:named-expression table:name="solver_neg" table:expression="of:=1" table:base-cell-address="Ej3-B.$A$1"/>
          <table:named-expression table:name="solver_nod" table:expression="of:=2147483647" table:base-cell-address="Ej3-B.$A$1"/>
          <table:named-expression table:name="solver_num" table:expression="of:=3" table:base-cell-address="Ej3-B.$A$1"/>
          <table:named-expression table:name="solver_nwt" table:expression="of:=1" table:base-cell-address="Ej3-B.$A$1"/>
          <table:named-range table:name="solver_opt" table:cell-range-address="Ej3-B.$B$2" table:base-cell-address="Ej3-B.$A$1"/>
          <table:named-expression table:name="solver_pre" table:expression="of:=0.000001" table:base-cell-address="Ej3-B.$A$1"/>
          <table:named-expression table:name="solver_rbv" table:expression="of:=2" table:base-cell-address="Ej3-B.$A$1"/>
          <table:named-expression table:name="solver_rel1" table:expression="of:=1" table:base-cell-address="Ej3-B.$A$1"/>
          <table:named-expression table:name="solver_rel2" table:expression="of:=1" table:base-cell-address="Ej3-B.$A$1"/>
          <table:named-expression table:name="solver_rel3" table:expression="of:=1" table:base-cell-address="Ej3-B.$A$1"/>
          <table:named-range table:name="solver_rhs1" table:cell-range-address="Ej3-B.$C$3" table:base-cell-address="Ej3-B.$A$1"/>
          <table:named-range table:name="solver_rhs2" table:cell-range-address="Ej3-B.$C$4" table:base-cell-address="Ej3-B.$A$1"/>
          <table:named-range table:name="solver_rhs3" table:cell-range-address="Ej3-B.$C$5" table:base-cell-address="Ej3-B.$A$1"/>
          <table:named-expression table:name="solver_rlx" table:expression="of:=2" table:base-cell-address="Ej3-B.$A$1"/>
          <table:named-expression table:name="solver_rsd" table:expression="of:=0" table:base-cell-address="Ej3-B.$A$1"/>
          <table:named-expression table:name="solver_scl" table:expression="of:=2" table:base-cell-address="Ej3-B.$A$1"/>
          <table:named-expression table:name="solver_sho" table:expression="of:=2" table:base-cell-address="Ej3-B.$A$1"/>
          <table:named-expression table:name="solver_ssz" table:expression="of:=100" table:base-cell-address="Ej3-B.$A$1"/>
          <table:named-expression table:name="solver_tim" table:expression="of:=2147483647" table:base-cell-address="Ej3-B.$A$1"/>
          <table:named-expression table:name="solver_tol" table:expression="of:=0.01" table:base-cell-address="Ej3-B.$A$1"/>
          <table:named-expression table:name="solver_typ" table:expression="of:=1" table:base-cell-address="Ej3-B.$A$1"/>
          <table:named-expression table:name="solver_val" table:expression="of:=0" table:base-cell-address="Ej3-B.$A$1"/>
          <table:named-expression table:name="solver_ver" table:expression="of:=3" table:base-cell-address="Ej3-B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YaKerTaker</dc:creator>
    <meta:creation-date>2019-03-05T14:05:47Z</meta:creation-date>
    <dc:date>2019-03-06T23:14:23Z</dc:date>
    <meta:editing-cycles>4</meta:editing-cycles>
    <meta:editing-duration>PT681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